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draw:marker-start-width="0.076cm" draw:marker-end-width="0.07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draw:marker-start-width="0.076cm" draw:marker-end="Arrow" draw:marker-end-width="0.20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2_20_Dots_20_3_20_Dashes"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1.397cm" svg:x="1.889cm" svg:y="10.01cm">
          <text:p text:style-name="P1"><text:span text:style-name="T1">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" draw:id="id3" draw:layer="layout" svg:width="4.826cm" svg:height="1.397cm" svg:x="1.889cm" svg:y="12.677cm">
          <text:p text:style-name="P1"><text:span text:style-name="T1">subsystem_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5.461cm" svg:height="1.397cm" svg:x="8.747cm" svg:y="10.017cm">
          <text:p text:style-name="P1"><text:span text:style-name="T1">command_handling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461cm" svg:height="1.397cm" svg:x="8.747cm" svg:y="12.677cm">
          <text:p text:style-name="P1"><text:span text:style-name="T1">subsystem_info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4.826cm" svg:height="3.189cm" svg:x="1.889cm" svg:y="14.578cm">
          <text:p text:style-name="P1"><text:span text:style-name="T1">variance / fix</text:span></text:p>
          <text:p text:style-name="P1"><text:span text:style-name="T1">battery voltage</text:span></text:p>
          <text:p text:style-name="P1"><text:span text:style-name="T1">pp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" draw:id="id6" draw:layer="layout" svg:width="5.461cm" svg:height="1.397cm" svg:x="8.747cm" svg:y="15.471cm">
          <text:p text:style-name="P1"><text:span text:style-name="T1">monitoring loop (mai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5.461cm" svg:height="1.397cm" svg:x="33.258cm" svg:y="9.464cm">
          <text:p text:style-name="P1"><text:span text:style-name="T1">mavlink a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30.439cm" svg:y1="1.554cm" svg:x2="30.439cm" svg:y2="17.81cm">
          <text:p/>
        </draw:line>
        <draw:connector draw:style-name="gr5" draw:text-style-name="P1" draw:layer="layout" svg:x1="6.224cm" svg:y1="10.709cm" svg:x2="8.747cm" svg:y2="10.716cm" draw:start-shape="id1" draw:start-glue-point="9" draw:end-shape="id2" draw:end-glue-point="5" svg:d="m6224 10709h1507v7h1016">
          <text:p/>
        </draw:connector>
        <draw:connector draw:style-name="gr5" draw:text-style-name="P1" draw:layer="layout" svg:x1="6.224cm" svg:y1="13.376cm" svg:x2="8.747cm" svg:y2="13.376cm" draw:start-shape="id3" draw:start-glue-point="9" draw:end-shape="id4" draw:end-glue-point="5" svg:d="m6224 13376h2523">
          <text:p/>
        </draw:connector>
        <draw:connector draw:style-name="gr5" draw:text-style-name="P1" draw:layer="layout" draw:line-skew="-0.635cm" svg:x1="6.224cm" svg:y1="16.173cm" svg:x2="8.747cm" svg:y2="16.17cm" draw:start-shape="id5" draw:start-glue-point="9" draw:end-shape="id6" draw:end-glue-point="5" svg:d="m6224 16173h872v-3h1651">
          <text:p/>
        </draw:connector>
        <draw:custom-shape draw:style-name="gr2" draw:text-style-name="P2" xml:id="id7" draw:id="id7" draw:layer="layout" svg:width="4.826cm" svg:height="2.921cm" svg:x="24.905cm" svg:y="2.417cm">
          <text:p text:style-name="P1"><text:span text:style-name="T1">mavlink_lo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24.394cm" svg:y1="7.095cm" svg:x2="25.387cm" svg:y2="3.878cm" draw:end-shape="id7" draw:end-glue-point="6" svg:d="m24394 7095h-15v-3217h1008">
          <text:p/>
        </draw:connector>
        <draw:custom-shape draw:style-name="gr7" draw:text-style-name="P2" xml:id="id8" draw:id="id8" draw:layer="layout" svg:width="5.461cm" svg:height="1.397cm" svg:x="17.035cm" svg:y="12.698cm">
          <text:p text:style-name="P1"><text:span text:style-name="T1">state machine hand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4.208cm" svg:y1="10.716cm" svg:x2="17.035cm" svg:y2="13.397cm" draw:start-shape="id2" draw:start-glue-point="7" draw:end-shape="id8" draw:end-glue-point="5" svg:d="m14208 10716h1413v2681h1414">
          <text:p/>
        </draw:connector>
        <draw:connector draw:style-name="gr5" draw:text-style-name="P1" draw:layer="layout" svg:x1="14.208cm" svg:y1="13.376cm" svg:x2="17.035cm" svg:y2="13.397cm" draw:start-shape="id4" draw:start-glue-point="7" draw:end-shape="id8" draw:end-glue-point="5" svg:d="m14208 13376h1413v21h1414">
          <text:p/>
        </draw:connector>
        <draw:connector draw:style-name="gr5" draw:text-style-name="P1" draw:layer="layout" svg:x1="14.208cm" svg:y1="16.17cm" svg:x2="17.035cm" svg:y2="13.397cm" draw:start-shape="id6" draw:start-glue-point="7" draw:end-shape="id8" draw:end-glue-point="5" svg:d="m14208 16170h1413v-2773h1414">
          <text:p/>
        </draw:connector>
        <draw:connector draw:style-name="gr5" draw:text-style-name="P1" draw:layer="layout" svg:x1="22.496cm" svg:y1="13.397cm" svg:x2="23.868cm" svg:y2="13.386cm" draw:start-shape="id8" draw:start-glue-point="7" draw:end-shape="id9" draw:end-glue-point="5" svg:d="m22496 13397h686v-11h686">
          <text:p/>
        </draw:connector>
        <draw:connector draw:style-name="gr5" draw:text-style-name="P1" draw:layer="layout" draw:line-skew="-0.396cm" svg:x1="29.24cm" svg:y1="3.878cm" svg:x2="33.258cm" svg:y2="10.163cm" draw:start-shape="id7" draw:start-glue-point="9" draw:end-shape="id10" draw:end-glue-point="5" svg:d="m29240 3878h1859v6285h2159">
          <text:p/>
        </draw:connector>
        <draw:connector draw:style-name="gr5" draw:text-style-name="P1" draw:layer="layout" draw:line-skew="-0.194cm" svg:x1="29.329cm" svg:y1="13.386cm" svg:x2="33.258cm" svg:y2="10.163cm" draw:start-shape="id9" draw:start-glue-point="7" draw:end-shape="id10" draw:end-glue-point="5" svg:d="m29329 13386h1770v-3223h2159">
          <text:p/>
        </draw:connector>
        <draw:custom-shape draw:style-name="gr7" draw:text-style-name="P2" xml:id="id9" draw:id="id9" draw:layer="layout" svg:width="5.461cm" svg:height="1.397cm" svg:x="23.868cm" svg:y="12.687cm">
          <text:p text:style-name="P1"><text:span text:style-name="T1">state machine publish (uORB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4-18T14:25:49</meta:creation-date>
    <dc:date>2012-08-16T13:39:08</dc:date>
    <dc:creator>Thomas Gubler</dc:creator>
    <meta:editing-duration>PT1H44M33S</meta:editing-duration>
    <meta:editing-cycles>30</meta:editing-cycles>
    <meta:generator>LibreOffice/3.5$Linux_X86_64 LibreOffice_project/350m1$Build-2</meta:generator>
    <meta:document-statistic meta:object-count="21"/>
  </office:meta>
</office:document-meta>
</file>